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co1" style:family="table-column">
      <style:table-column-properties style:column-width="4.471cm" style:use-optimal-column-width="false"/>
    </style:style>
    <style:style style:name="co2" style:family="table-column">
      <style:table-column-properties style:column-width="5.622cm" style:use-optimal-column-width="false"/>
    </style:style>
    <style:style style:name="co3" style:family="table-column">
      <style:table-column-properties style:column-width="5.374cm" style:use-optimal-column-width="false"/>
    </style:style>
    <style:style style:name="co4" style:family="table-column">
      <style:table-column-properties style:column-width="4.755cm" style:use-optimal-column-width="false"/>
    </style:style>
    <style:style style:name="co5" style:family="table-column">
      <style:table-column-properties style:column-width="5.002cm" style:use-optimal-column-width="false"/>
    </style:style>
    <style:style style:name="ro1" style:family="table-row">
      <style:table-row-properties style:row-height="1.659cm"/>
    </style:style>
    <style:style style:name="ro2" style:family="table-row">
      <style:table-row-properties style:row-height="1.323cm"/>
    </style:style>
    <style:style style:name="ro3" style:family="table-row">
      <style:table-row-properties style:row-height="1.571cm"/>
    </style:style>
    <style:style style:name="ro4" style:family="table-row">
      <style:table-row-properties style:row-height="1.405cm"/>
    </style:style>
    <style:style style:name="ro5" style:family="table-row">
      <style:table-row-properties style:row-height="1.365cm"/>
    </style:style>
    <style:style style:name="ro6" style:family="table-row">
      <style:table-row-properties style:row-height="1.447cm"/>
    </style:style>
    <style:style style:name="ro7" style:family="table-row">
      <style:table-row-properties style:row-height="1.612cm"/>
    </style:style>
    <style:style style:name="ce1" style:family="table-cell">
      <style:graphic-properties style:repeat="repeat" draw:textarea-vertical-align="middle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ce3" style:family="table-cell">
      <style:graphic-properties style:repeat="repeat" draw:textarea-vertical-align="middle"/>
      <style:text-properties fo:font-size="24pt" style:font-size-asian="24pt" style:font-size-complex="24pt"/>
    </style:style>
    <style:style style:name="ce4" style:family="table-cell">
      <style:graphic-properties style:repeat="repeat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DejaVu Sans Mono'" style:font-family-generic="modern" style:font-pitch="fixed" fo:font-size="32pt" fo:font-style="normal" fo:text-shadow="none" style:text-underline-style="none" fo:font-weight="normal" style:letter-kerning="true" style:font-family-asian="'Lohit Hindi'" style:font-family-generic-asian="modern" style:font-pitch-asian="fixed" style:font-size-asian="32pt" style:font-style-asian="normal" style:font-weight-asian="normal" style:font-family-complex="'WenQuanYi Micro Hei'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map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/>mmap is a POSIX-compliant Unix system call that maps files or devices into memory. It is a method of memory-mapped file I/O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ather than accessing files through a series of read and write operations, mmap() lets you virtually load the whole file into a big array and access whatever part you want just like you would with other RAM. (It lets you do other things, too—in particular, it's the basis of memory allo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#include &lt;sys/mman.h&gt;</text:p>
              </text:list-item>
              <text:list-item>
                <text:p>void *mmap(void *addr, size_t length,int <text:s/>prot , int <text:s/>flags , int fd, off_t offset);</text:p>
              </text:list-item>
              <text:list-item>
                <text:p>int munmap(void *addr, size_t length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vantages of mm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Memory mapping has a potential for a huge speed advantage compared to traditional IO. It lets the operating system read the data from the source file as the pages in the memory.</text:span></text:p>
              </text:list-item>
            </text:list>
            <text:p><text:span text:style-name="T2"/></text:p>
            <text:list text:continue-numbering="true" text:style-name="L3">
              <text:list-item>
                <text:p><text:span text:style-name="T2">mmap</text:span><text:span text:style-name="T1"> has the advantage when you have random access on big files.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Another advantage is that you access it with memory operations (memcpy, pointer arithmetic), without bothering with the buffering.</text:p>
              </text:list-item>
              <text:list-item>
                <text:p><text:span text:style-name="T1">Number of I/O operations can be reduced using mmap.</text:span></text:p>
              </text:list-item>
              <text:list-item>
                <text:p><text:span text:style-name="T1">Memory I/O overhead can be reduc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<text:span text:style-name="T1">Using mmap file handling can be avoided. Seek time,rotational latency can be reduced.</text:span></text:p>
              </text:list-item>
              <text:list-item>
                <text:p><text:span text:style-name="T1">Programs can be allocated with huge memory virtually.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1.066cm" presentation:class="title" presentation:user-transformed="true">
          <draw:text-box>
            <text:p>Execution Timings of mmap codes<text:line-break/>(on intel-mic) IN SEC</text:p>
          </draw:text-box>
        </draw:frame>
        <draw:frame draw:style-name="standard" draw:layer="layout" svg:width="25.223cm" svg:height="12.44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"><text:span text:style-name="T3"><text:s text:c="5"/></text:span><text:span text:style-name="T4"><text:s/></text:span><text:span text:style-name="T4">SIZE</text:span></text:p>
              </table:table-cell>
              <table:table-cell>
                <text:p text:style-name="P2"><text:span text:style-name="T5">SEQUENTIAL</text:span></text:p>
              </table:table-cell>
              <table:table-cell table:style-name="ce3">
                <text:p text:style-name="P3">CHUNK BY <text:line-break/>CHUNK</text:p>
              </table:table-cell>
              <table:table-cell>
                <text:p text:style-name="P2"><text:span text:style-name="T5">USING PTHREADS</text:span></text:p>
              </table:table-cell>
              <table:table-cell>
                <text:p><text:span text:style-name="T5">WITH HUGE</text:span><text:span text:style-name="T5"><text:line-break/></text:span><text:span text:style-name="T5">PAGES</text:span></text:p>
              </table:table-cell>
            </table:table-row>
            <table:table-row table:style-name="ro2" table:default-cell-style-name="ce4">
              <table:table-cell>
                <text:p><text:s text:c="6"/>128</text:p>
              </table:table-cell>
              <table:table-cell>
                <text:p><text:s text:c="4"/>0.044861</text:p>
              </table:table-cell>
              <table:table-cell>
                <text:p><text:s text:c="2"/>0.074565</text:p>
              </table:table-cell>
              <table:table-cell>
                <text:p><text:s text:c="8"/>--</text:p>
              </table:table-cell>
              <table:table-cell>
                <text:p><text:s text:c="11"/>–</text:p>
              </table:table-cell>
            </table:table-row>
            <table:table-row table:style-name="ro3" table:default-cell-style-name="ce4">
              <table:table-cell>
                <text:p><text:s text:c="6"/>256</text:p>
              </table:table-cell>
              <table:table-cell>
                <text:p><text:s text:c="3"/>0.380656</text:p>
              </table:table-cell>
              <table:table-cell>
                <text:p><text:s text:c="2"/>0.359848</text:p>
              </table:table-cell>
              <table:table-cell>
                <text:p><text:s text:c="8"/>--</text:p>
              </table:table-cell>
              <table:table-cell>
                <text:p><text:s text:c="11"/>--</text:p>
              </table:table-cell>
            </table:table-row>
            <table:table-row table:style-name="ro3" table:default-cell-style-name="ce4">
              <table:table-cell>
                <text:p><text:s text:c="6"/>512</text:p>
              </table:table-cell>
              <table:table-cell>
                <text:p><text:s text:c="3"/>3.345155</text:p>
              </table:table-cell>
              <table:table-cell>
                <text:p><text:s text:c="2"/>1.922135</text:p>
              </table:table-cell>
              <table:table-cell>
                <text:p><text:s text:c="8"/>--</text:p>
              </table:table-cell>
              <table:table-cell>
                <text:p><text:s text:c="11"/>--</text:p>
              </table:table-cell>
            </table:table-row>
            <table:table-row table:style-name="ro4" table:default-cell-style-name="ce4">
              <table:table-cell>
                <text:p><text:s text:c="5"/>1024</text:p>
              </table:table-cell>
              <table:table-cell>
                <text:p><text:s text:c="2"/>30.503185 </text:p>
              </table:table-cell>
              <table:table-cell>
                <text:p><text:s text:c="2"/>15.630269</text:p>
              </table:table-cell>
              <table:table-cell>
                <text:p><text:s text:c="8"/>--</text:p>
              </table:table-cell>
              <table:table-cell>
                <text:p><text:s text:c="11"/>--</text:p>
              </table:table-cell>
            </table:table-row>
            <table:table-row table:style-name="ro5" table:default-cell-style-name="ce4">
              <table:table-cell>
                <text:p><text:s text:c="5"/>2048</text:p>
              </table:table-cell>
              <table:table-cell>
                <text:p><text:s text:c="2"/>318.200923</text:p>
              </table:table-cell>
              <table:table-cell>
                <text:p><text:s text:c="2"/>118.1621744</text:p>
              </table:table-cell>
              <table:table-cell>
                <text:p><text:s text:c="3"/>160</text:p>
              </table:table-cell>
              <table:table-cell>
                <text:p><text:s text:c="11"/>4</text:p>
              </table:table-cell>
            </table:table-row>
            <table:table-row table:style-name="ro6" table:default-cell-style-name="ce4">
              <table:table-cell>
                <text:p><text:s text:c="5"/>4096</text:p>
              </table:table-cell>
              <table:table-cell>
                <text:p><text:s text:c="2"/>7208.601745</text:p>
              </table:table-cell>
              <table:table-cell>
                <text:p><text:s text:c="2"/>1073.668367</text:p>
              </table:table-cell>
              <table:table-cell>
                <text:p><text:s text:c="3"/>776</text:p>
              </table:table-cell>
              <table:table-cell>
                <text:p><text:s text:c="11"/>9</text:p>
              </table:table-cell>
            </table:table-row>
            <table:table-row table:style-name="ro7" table:default-cell-style-name="ce4">
              <table:table-cell>
                <text:p><text:s text:c="5"/>8192</text:p>
              </table:table-cell>
              <table:table-cell>
                <text:p><text:s text:c="9"/>-</text:p>
              </table:table-cell>
              <table:table-cell>
                <text:p><text:s text:c="2"/>10844.000</text:p>
              </table:table-cell>
              <table:table-cell>
                <text:p><text:s text:c="3"/>4635.763629</text:p>
              </table:table-cell>
              <table:table-cell>
                <text:p><text:s text:c="11"/>-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Lohit Hindi'" style:font-family-generic-asian="modern" style:font-pitch-asian="fixed" style:font-family-complex="'WenQuanYi Micro Hei'" style:font-family-generic-complex="modern" style:font-pitch-complex="fixe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6T13:45:19</meta:creation-date>
    <dc:date>2013-06-28T10:58:45</dc:date>
    <meta:editing-duration>PT2H47M50S</meta:editing-duration>
    <meta:editing-cycles>6</meta:editing-cycles>
    <meta:generator>LibreOffice/3.5$Linux_X86_64 LibreOffice_project/350m1$Build-2</meta:generator>
    <meta:document-statistic meta:object-count="49"/>
  </office:meta>
</office:document-meta>
</file>